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66a8b" officeooo:paragraph-rsid="00166a8b"/>
    </style:style>
    <style:style style:name="P2" style:family="paragraph" style:parent-style-name="Standard">
      <style:text-properties officeooo:rsid="00166a8b" officeooo:paragraph-rsid="00166a8b"/>
    </style:style>
    <style:style style:name="P3" style:family="paragraph" style:parent-style-name="Standard">
      <style:text-properties officeooo:rsid="001013f1" officeooo:paragraph-rsid="001013f1"/>
    </style:style>
    <style:style style:name="P4" style:family="paragraph" style:parent-style-name="Standard">
      <style:text-properties officeooo:rsid="001175bb" officeooo:paragraph-rsid="001175bb"/>
    </style:style>
    <style:style style:name="P5" style:family="paragraph" style:parent-style-name="Standard">
      <style:text-properties officeooo:rsid="001541eb" officeooo:paragraph-rsid="001541eb"/>
    </style:style>
    <style:style style:name="P6" style:family="paragraph" style:parent-style-name="Standard">
      <style:text-properties officeooo:rsid="001541eb" officeooo:paragraph-rsid="00158e3f"/>
    </style:style>
    <style:style style:name="P7" style:family="paragraph" style:parent-style-name="Standard">
      <style:text-properties officeooo:rsid="0013575e" officeooo:paragraph-rsid="0013575e"/>
    </style:style>
    <style:style style:name="P8" style:family="paragraph" style:parent-style-name="Standard">
      <style:text-properties officeooo:rsid="0018135c" officeooo:paragraph-rsid="0018135c"/>
    </style:style>
    <style:style style:name="P9" style:family="paragraph" style:parent-style-name="Standard">
      <style:text-properties officeooo:rsid="001b30d9" officeooo:paragraph-rsid="001b30d9"/>
    </style:style>
    <style:style style:name="P10" style:family="paragraph" style:parent-style-name="Standard">
      <style:text-properties officeooo:rsid="0021f988" officeooo:paragraph-rsid="0021f988"/>
    </style:style>
    <style:style style:name="P11" style:family="paragraph" style:parent-style-name="Standard">
      <style:text-properties officeooo:rsid="0025774f" officeooo:paragraph-rsid="0025774f"/>
    </style:style>
    <style:style style:name="P12" style:family="paragraph" style:parent-style-name="Standard">
      <style:text-properties officeooo:rsid="002806b9" officeooo:paragraph-rsid="002806b9"/>
    </style:style>
    <style:style style:name="T1" style:family="text">
      <style:text-properties officeooo:rsid="0013575e"/>
    </style:style>
    <style:style style:name="T2" style:family="text">
      <style:text-properties officeooo:rsid="00158e3f"/>
    </style:style>
    <style:style style:name="T3" style:family="text">
      <style:text-properties officeooo:rsid="00166a8b"/>
    </style:style>
    <style:style style:name="T4" style:family="text">
      <style:text-properties officeooo:rsid="0018135c"/>
    </style:style>
    <style:style style:name="T5" style:family="text">
      <style:text-properties officeooo:rsid="0024a0da"/>
    </style:style>
    <style:style style:name="T6" style:family="text">
      <style:text-properties officeooo:rsid="00258c15"/>
    </style:style>
    <style:style style:name="T7" style:family="text">
      <style:text-properties officeooo:rsid="0028bf32"/>
    </style:style>
    <style:style style:name="T8" style:family="text">
      <style:text-properties officeooo:rsid="002f3579"/>
    </style:style>
    <style:style style:name="T9" style:family="text">
      <style:text-properties officeooo:rsid="0030c226"/>
    </style:style>
    <style:style style:name="T10" style:family="text">
      <style:text-properties officeooo:rsid="00337a10"/>
    </style:style>
    <style:style style:name="T11" style:family="text">
      <style:text-properties officeooo:rsid="0033f0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s - Listing</text:p>
      <text:p text:style-name="P3">cd – Change Directory</text:p>
      <text:p text:style-name="P3">cd .. – Change Directory (jeden späť)</text:p>
      <text:p text:style-name="P4">npm run dev – <text:span text:style-name="T1">zapnutie servera</text:span></text:p>
      <text:p text:style-name="P7">ctrl c – vypnúť server</text:p>
      <text:p text:style-name="P7"><text:span text:style-name="T4">NextJS - </text:span><text:a xlink:type="simple" xlink:href="https://nextjs.org/" text:style-name="Internet_20_link" text:visited-style-name="Visited_20_Internet_20_Link">https://nextjs.org/</text:a> <text:span text:style-name="T4">pomoc na vytváranie webových aplikácií </text:span></text:p>
      <text:p text:style-name="P6">npm run build – <text:span text:style-name="T2">stavanie </text:span><text:span text:style-name="T3">aplikácie/časti stránky</text:span></text:p>
      <text:p text:style-name="P5">ctrl l – vyčistenie terminálu</text:p>
      <text:p text:style-name="P5">npm run start – <text:span text:style-name="T2">spustenie aplikácie po vytvorení pomocou npm run build</text:span></text:p>
      <text:p text:style-name="P2">Material UI - <text:a xlink:type="simple" xlink:href="https://mui.com/" text:style-name="Internet_20_link" text:visited-style-name="Visited_20_Internet_20_Link">https://mui.com/</text:a> stránka s rôznymi komponentami na použitie <text:span text:style-name="T4">do kódu</text:span></text:p>
      <text:p text:style-name="P8">page.tsx - <text:span text:style-name="T9">stránka</text:span> (nesmie tam byť chyba v názve inak nebude fungovať)</text:p>
      <text:p text:style-name="P9">git init – <text:span text:style-name="T8">vytvorí priečinok </text:span></text:p>
      <text:p text:style-name="P9">git branch -m main – <text:span text:style-name="T7">zmena branch </text:span><text:span text:style-name="T11">men</text:span><text:span text:style-name="T7">a na main</text:span></text:p>
      <text:p text:style-name="P9">git config –global user.name “moje meno na githube“- <text:span text:style-name="T7">moje meno na githube</text:span></text:p>
      <text:p text:style-name="P9">git config –global user.email “moj email na githube“- <text:span text:style-name="T7">moj email na githube</text:span></text:p>
      <text:p text:style-name="P10">git remote add origin <text:span text:style-name="T7">(</text:span><text:span text:style-name="T5">link na mojom githube</text:span><text:span text:style-name="T7">)</text:span><text:span text:style-name="T5"> –</text:span> <text:span text:style-name="T7">priame prepojenie linku na githube</text:span></text:p>
      <text:p text:style-name="P11">git remote -v – kontorl<text:span text:style-name="T6">a </text:span><text:span text:style-name="T10">spravnosti</text:span></text:p>
      <text:p text:style-name="P12">git add . - git prida celý projekt <text:span text:style-name="T7">na github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6a8b" officeooo:paragraph-rsid="00166a8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rik Kern </text:p>
        <text:p text:style-name="MP1">4.B 1. skupin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9:13:13.993621427</meta:creation-date>
    <meta:generator>LibreOffice/24.2.5.2$Linux_X86_64 LibreOffice_project/420$Build-2</meta:generator>
    <dc:date>2024-09-24T12:02:18.899512773</dc:date>
    <meta:editing-duration>PT1H29M40S</meta:editing-duration>
    <meta:editing-cycles>16</meta:editing-cycles>
    <meta:document-statistic meta:table-count="0" meta:image-count="0" meta:object-count="0" meta:page-count="1" meta:paragraph-count="20" meta:word-count="144" meta:character-count="895" meta:non-whitespace-character-count="757"/>
  </office:meta>
</office:document-meta>
</file>